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manist" svg:font-family="Geomanist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45e7" officeooo:paragraph-rsid="000e45e7"/>
    </style:style>
    <style:style style:name="P2" style:family="paragraph" style:parent-style-name="Standard">
      <style:text-properties officeooo:rsid="0010667c" officeooo:paragraph-rsid="0010667c"/>
    </style:style>
    <style:style style:name="P3" style:family="paragraph" style:parent-style-name="Standard">
      <style:text-properties officeooo:rsid="00121c51" officeooo:paragraph-rsid="00121c51"/>
    </style:style>
    <style:style style:name="P4" style:family="paragraph" style:parent-style-name="Standard">
      <style:text-properties fo:font-size="8pt" officeooo:rsid="00121c51" officeooo:paragraph-rsid="00121c51" style:font-size-asian="8pt" style:font-size-complex="8pt"/>
    </style:style>
    <style:style style:name="P5" style:family="paragraph" style:parent-style-name="Standard">
      <style:text-properties officeooo:rsid="00131357" officeooo:paragraph-rsid="00131357"/>
    </style:style>
    <style:style style:name="P6" style:family="paragraph" style:parent-style-name="Standard">
      <style:text-properties fo:font-size="12pt" officeooo:rsid="00165d89" officeooo:paragraph-rsid="00165d89" style:font-size-asian="10.5pt" style:font-size-complex="12pt"/>
    </style:style>
    <style:style style:name="P7" style:family="paragraph" style:parent-style-name="Standard">
      <style:paragraph-properties fo:break-before="page"/>
      <style:text-properties fo:font-size="12pt" officeooo:rsid="00165d89" officeooo:paragraph-rsid="00165d89" style:font-size-asian="10.5pt" style:font-size-complex="12pt"/>
    </style:style>
    <style:style style:name="P8" style:family="paragraph" style:parent-style-name="Standard">
      <style:paragraph-properties fo:break-before="page"/>
      <style:text-properties fo:font-size="12pt" officeooo:rsid="00163b03" officeooo:paragraph-rsid="00121c51" style:font-size-asian="10.5pt" style:font-size-complex="12pt"/>
    </style:style>
    <style:style style:name="P9" style:family="paragraph" style:parent-style-name="Standard">
      <style:text-properties officeooo:rsid="00121c51" officeooo:paragraph-rsid="00121c51"/>
    </style:style>
    <style:style style:name="P10" style:family="paragraph" style:parent-style-name="Standard">
      <style:text-properties fo:font-size="12pt" officeooo:rsid="00163b03" officeooo:paragraph-rsid="00121c51" style:font-size-asian="10.5pt" style:font-size-complex="12pt"/>
    </style:style>
    <style:style style:name="P11" style:family="paragraph" style:parent-style-name="Standard">
      <style:text-properties fo:font-size="12pt" officeooo:rsid="001acb42" officeooo:paragraph-rsid="001acb42" style:font-size-asian="10.5pt" style:font-size-complex="12pt"/>
    </style:style>
    <style:style style:name="P12" style:family="paragraph" style:parent-style-name="Standard">
      <style:text-properties fo:font-size="12pt" officeooo:rsid="00165d89" officeooo:paragraph-rsid="00165d89" style:font-size-asian="10.5pt" style:font-size-complex="12pt"/>
    </style:style>
    <style:style style:name="P13" style:family="paragraph" style:parent-style-name="Standard">
      <style:text-properties fo:font-size="12pt" officeooo:rsid="00165d89" officeooo:paragraph-rsid="001acb42" style:font-size-asian="10.5pt" style:font-size-complex="12pt"/>
    </style:style>
    <style:style style:name="P14" style:family="paragraph" style:parent-style-name="Standard">
      <style:text-properties fo:font-size="12pt" officeooo:rsid="00177c2b" officeooo:paragraph-rsid="001acb42" style:font-size-asian="10.5pt" style:font-size-complex="12pt"/>
    </style:style>
    <style:style style:name="P15" style:family="paragraph" style:parent-style-name="Standard">
      <style:text-properties officeooo:rsid="000f97de" officeooo:paragraph-rsid="000f97de"/>
    </style:style>
    <style:style style:name="P16" style:family="paragraph" style:parent-style-name="Standard">
      <style:text-properties officeooo:rsid="000e45e7" officeooo:paragraph-rsid="001b25e4"/>
    </style:style>
    <style:style style:name="P17" style:family="paragraph" style:parent-style-name="Standard">
      <style:text-properties officeooo:rsid="000e45e7" officeooo:paragraph-rsid="000e45e7"/>
    </style:style>
    <style:style style:name="P18" style:family="paragraph" style:parent-style-name="Standard">
      <style:text-properties officeooo:rsid="001b25e4" officeooo:paragraph-rsid="001b25e4"/>
    </style:style>
    <style:style style:name="P19" style:family="paragraph" style:parent-style-name="Standard">
      <style:text-properties officeooo:rsid="001b25e4" officeooo:paragraph-rsid="001e89cd"/>
    </style:style>
    <style:style style:name="P20" style:family="paragraph" style:parent-style-name="Standard">
      <style:text-properties officeooo:rsid="0010667c" officeooo:paragraph-rsid="00121c51"/>
    </style:style>
    <style:style style:name="P21" style:family="paragraph" style:parent-style-name="Standard">
      <style:text-properties officeooo:rsid="0010667c" officeooo:paragraph-rsid="001d06bb"/>
    </style:style>
    <style:style style:name="P22" style:family="paragraph" style:parent-style-name="Standard">
      <style:text-properties officeooo:rsid="001d06bb" officeooo:paragraph-rsid="001d06bb"/>
    </style:style>
    <style:style style:name="P23" style:family="paragraph" style:parent-style-name="Standard">
      <style:text-properties officeooo:rsid="001d06bb" officeooo:paragraph-rsid="001b25e4"/>
    </style:style>
    <style:style style:name="P24" style:family="paragraph" style:parent-style-name="Standard">
      <style:text-properties officeooo:rsid="001d06bb" officeooo:paragraph-rsid="001e89cd"/>
    </style:style>
    <style:style style:name="P25" style:family="paragraph" style:parent-style-name="Standard">
      <style:text-properties officeooo:rsid="001ff4e2" officeooo:paragraph-rsid="001ff4e2"/>
    </style:style>
    <style:style style:name="P26" style:family="paragraph" style:parent-style-name="Standard">
      <style:text-properties officeooo:rsid="00233605" officeooo:paragraph-rsid="0023360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21c51" style:font-size-asian="8pt" style:font-size-complex="8pt"/>
    </style:style>
    <style:style style:name="T3" style:family="text">
      <style:text-properties fo:font-size="8pt" officeooo:rsid="001d06bb" style:font-size-asian="8pt" style:font-size-complex="8pt"/>
    </style:style>
    <style:style style:name="T4" style:family="text">
      <style:text-properties officeooo:rsid="00131357"/>
    </style:style>
    <style:style style:name="T5" style:family="text">
      <style:text-properties officeooo:rsid="001acb42"/>
    </style:style>
    <style:style style:name="T6" style:family="text">
      <style:text-properties officeooo:rsid="001b25e4"/>
    </style:style>
    <style:style style:name="T7" style:family="text">
      <style:text-properties officeooo:rsid="001d06bb"/>
    </style:style>
    <style:style style:name="T8" style:family="text">
      <style:text-properties officeooo:rsid="001e89cd"/>
    </style:style>
    <style:style style:name="T9" style:family="text">
      <style:text-properties officeooo:rsid="001ff4e2"/>
    </style:style>
    <style:style style:name="T10" style:family="text">
      <style:text-properties officeooo:rsid="0021ebd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0"># </text:span>3 System Vorraussetzungen</text:p>
      <text:p text:style-name="P16"><text:span text:style-name="T10">## 3.1 Hardware</text:span></text:p>
      <text:p text:style-name="P18"><text:span text:style-name="T10">### 3</text:span>.1.<text:span text:style-name="T8">1</text:span> Sensor und Microcontroller</text:p>
      <text:p text:style-name="P16">Um die Werte der Temperatur und der Luftfeuchtigkeit zu ermitteln, wird der Sensor DHT22 benutzt. Dieser wird mit dem Microcontroller "ESP8266 <text:span text:style-name="T6">NodeMCU</text:span>" verbunden. </text:p>
      <text:p text:style-name="P15"/>
      <text:p text:style-name="P26">![Alternativer Text](/Bilder/dht22.jpg "DHT22")<text:line-break/>![Alternativer Text](/Bilder/esp8266.jpg "ESP8266")</text:p>
      <text:p text:style-name="P3"/>
      <text:p text:style-name="P3">Technische Daten des DHT22:</text:p>
      <text:p text:style-name="P3">-Digital Temperatur und Luftfeuchtigkeit ermitteln</text:p>
      <text:p text:style-name="P3">-Chip Typ DHT22</text:p>
      <text:p text:style-name="P3">-Betriebsspannung: DC 3.3-5.5V</text:p>
      <text:p text:style-name="P3">-Luftfeuchtigkeitsmessbereich : 0 bis 100% relative Luftfeuchte</text:p>
      <text:p text:style-name="P3">-Feuchtemessgenauigkeit: ±2% RH</text:p>
      <text:p text:style-name="P3">-Temperaturbereich: -40 bis +80 C</text:p>
      <text:p text:style-name="P3">-Temperaturmessgenauigkeit ±0.5</text:p>
      <text:p text:style-name="P3">-Single-Bus – Digitalsignalausgang, bidirektionale serielle Daten</text:p>
      <text:p text:style-name="P3">-zahlreiche Beispielprogramme für gängige Board im Internet verfügbar</text:p>
      <text:p text:style-name="P3">-Maße: 28mm x 12mm x 10mm</text:p>
      <text:p text:style-name="P3"/>
      <text:p text:style-name="P3">Das ESP8266 von dem Hersteller Espressif ist ein programmierbarer WLAN-SoC mit UART- und SPI-Schnittstelle.</text:p>
      <text:p text:style-name="P3"/>
      <text:p text:style-name="P3">Technische Daten des ESP8266</text:p>
      <text:p text:style-name="P3">-802.11 b/g/n</text:p>
      <text:p text:style-name="P3">-Wi-Fi Direct (P2P), soft-AP</text:p>
      <text:p text:style-name="P3">-Integrated TCP/IP protocol stack</text:p>
      <text:p text:style-name="P3">-Integrated TR switch, balun, LNA, power amplifier and matching network</text:p>
      <text:p text:style-name="P3">-Integrated PLLs, regulators, DCXO and power management units</text:p>
      <text:p text:style-name="P3">-+19.5dBm output power in 802.11b mode</text:p>
      <text:p text:style-name="P3">-Power down leakage current of &lt;10uA</text:p>
      <text:p text:style-name="P3">-Integrated low power 32-bit CPU could be used as application processor</text:p>
      <text:p text:style-name="P3">-SDIO 1.1/2.0, SPI, UART</text:p>
      <text:p text:style-name="P3">-STBC, 1×1 MIMO, 2×1 MIMO</text:p>
      <text:p text:style-name="P3">-A-MPDU &amp; A-MSDU aggregation &amp; 0.4ms guard interval</text:p>
      <text:p text:style-name="P3">-Wake up and transmit packets in &lt; 2ms</text:p>
      <text:p text:style-name="P3">-Standby power consumption of &lt; 1.0mW (DTIM3)</text:p>
      <text:p text:style-name="P3">-VCC: 3,3V (Achtung: Eingänge sind NICHT 5V TOLERANT!)</text:p>
      <text:p text:style-name="P19"/>
      <text:p text:style-name="P19"><text:span text:style-name="T10">### 3</text:span>.<text:span text:style-name="T8">1.3</text:span> Server Hardware</text:p>
      <text:p text:style-name="P24">- Prozessor Architektur x86</text:p>
      <text:p text:style-name="P19">- <text:span text:style-name="T7">beachte Anforderungen für Betriebssysteme</text:span></text:p>
      <text:p text:style-name="P19"/>
      <text:p text:style-name="P24"><text:span text:style-name="T10">### 3</text:span>.<text:span text:style-name="T8">1.4 </text:span>Client Hardware</text:p>
      <text:p text:style-name="P24">- Betriebssystem: Windows, Mac OS X, Linux 32bit/64bit</text:p>
      <text:p text:style-name="P1"/>
      <text:p text:style-name="P18"><text:span text:style-name="T10">## 3</text:span>.<text:span text:style-name="T8">2</text:span> Software</text:p>
      <text:p text:style-name="P18"><text:span text:style-name="T10">### 3</text:span>.<text:span text:style-name="T8">2</text:span>.1 Server Software</text:p>
      <text:p text:style-name="P18">Betriebssystem: </text:p>
      <text:p text:style-name="P18">-CentOS 7.1/7.2 &amp; RHEL 7.0/7.1/7.2 (YUM-based systems)</text:p>
      <text:p text:style-name="P18">-Ubuntu 14.04 LTS</text:p>
      <text:p text:style-name="P18"><text:soft-page-break/>-SUSE Linux Enterprise 12</text:p>
      <text:p text:style-name="P18"/>
      <text:p text:style-name="P18">-Docker Version 1.12.2</text:p>
      <text:p text:style-name="P18"/>
      <text:p text:style-name="P18"><text:span text:style-name="T10">### 3</text:span>.<text:span text:style-name="T8">2</text:span>.2 Client Software</text:p>
      <text:p text:style-name="P18"/>
      <text:p text:style-name="P18">-Arduino <text:span text:style-name="T8">IDE</text:span> Version 1.6.12</text:p>
      <text:p text:style-name="P22">-Webbrowser neueste stabile Version(Firefox, Chrome,Opera,...)</text:p>
      <text:p text:style-name="P18"/>
      <text:p text:style-name="P23"/>
      <text:p text:style-name="P5"/>
      <text:p text:style-name="P5"/>
      <text:p text:style-name="P1"/>
      <text:p text:style-name="P1"/>
      <text:p text:style-name="P4">-Text dht <text:a xlink:type="simple" xlink:href="http://www.mikrocontroller-elektronik.de/dht22-am2302-luftfeuchte-und-temperatursensor/" text:style-name="Internet_20_link" text:visited-style-name="Visited_20_Internet_20_Link">http://www.mikrocontroller-elektronik.de/dht22-am2302-luftfeuchte-und-temperatursensor/</text:a></text:p>
      <text:p text:style-name="P20"><text:span text:style-name="T2">-Text esp </text:span><text:a xlink:type="simple" xlink:href="http://www.mikrocontroller.net/articles/ESP8266" text:style-name="Internet_20_link" text:visited-style-name="Visited_20_Internet_20_Link"><text:span text:style-name="T2">http://www.mikrocontroller.net/articles/ESP8266</text:span></text:a></text:p>
      <text:p text:style-name="P21"><text:span text:style-name="T2">- </text:span><text:span text:style-name="T3">docker requir </text:span><text:a xlink:type="simple" xlink:href="https://docs.docker.com/cs-engine/install/" text:style-name="Internet_20_link" text:visited-style-name="Visited_20_Internet_20_Link"><text:span text:style-name="T3">https://docs.docker.com/cs-engine/install/</text:span></text:a></text:p>
      <text:p text:style-name="P22"><text:span text:style-name="T1">- bootstrap </text:span><text:a xlink:type="simple" xlink:href="http://v4-alpha.getbootstrap.com/getting-started/browsers-devices/" text:style-name="Internet_20_link" text:visited-style-name="Visited_20_Internet_20_Link"><text:span text:style-name="T1">http://v4-alpha.getbootstrap.com/getting-started/browsers-devices/</text:span></text:a></text:p>
      <text:p text:style-name="P2"><text:span text:style-name="T2">-Bild </text:span><text:span text:style-name="T1">Dht - </text:span><text:a xlink:type="simple" xlink:href="http://img.dxcdn.com/productimages/sku_138531_2.jpg" text:style-name="Internet_20_link" text:visited-style-name="Visited_20_Internet_20_Link"><text:span text:style-name="T1">http://img.dxcdn.com/productimages/sku_138531_2.jpg</text:span></text:a></text:p>
      <text:p text:style-name="P4">-Bild esp <text:a xlink:type="simple" xlink:href="http://www.smartarduino.com/upfiles/user/20151026/14458255952182.jpg" text:style-name="Internet_20_link" text:visited-style-name="Visited_20_Internet_20_Link">http://www.smartarduino.com/upfiles/user/20151026/14458255952182.jpg</text:a></text:p>
      <text:p text:style-name="P4">-Bild esp pin <text:a xlink:type="simple" xlink:href="http://cdn.frightanic.com/blog/wp-content/uploads/2015/09/esp8266-nodemcu-dev-kit-v2-pins.png" text:style-name="Internet_20_link" text:visited-style-name="Visited_20_Internet_20_Link">http://cdn.frightanic.com/blog/wp-content/uploads/2015/09/esp8266-nodemcu-dev-kit-v2-pins.png</text:a></text:p>
      <text:p text:style-name="P10"/>
      <text:p text:style-name="P8"/>
      <text:p text:style-name="P7">Zielbestimmung</text:p>
      <text:p text:style-name="P6">Musskriterien</text:p>
      <text:p text:style-name="P6">Die Bereitstellung eines Dockerimages mit einen Webserver + Datenbank, so konfiguriert, dass leicht neue Temperatursensoren in die Weboberfläche integriert werden können und die Daten dazu angezeigt werden.</text:p>
      <text:p text:style-name="P6"/>
      <text:p text:style-name="P13">Es soll, ein funktionfähiges Skript für den Microcontroller, zur Verfügung gestellt werden, sodass <text:span text:style-name="T5">dieser</text:span> Daten vom Temperatursensor <text:span text:style-name="T5">erhält und</text:span> an einen Server <text:span text:style-name="T5">schickt.</text:span></text:p>
      <text:p text:style-name="P13"/>
      <text:p text:style-name="P11">Der Sever der die ermittelten Daten erhält speichert diese in eine Datenbank.</text:p>
      <text:p text:style-name="P13"/>
      <text:p text:style-name="P14">Die Messdaten soll man in der Weboberfläche anschaulich einsehen können.</text:p>
      <text:p text:style-name="P6"/>
      <text:p text:style-name="P11">Kannkriterien</text:p>
      <text:p text:style-name="P11">Für die komplette Infrastruktur soll ein Icinga Plugin zur Verfügung gestellt werden, welches die Bereitschaft überprüft.</text:p>
      <text:p text:style-name="P11"/>
      <text:p text:style-name="P11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manist" svg:font-family="Geomanist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45S</meta:editing-duration>
    <meta:editing-cycles>9</meta:editing-cycles>
    <meta:generator>LibreOffice/5.0.6.3$Windows_x86 LibreOffice_project/490fc03b25318460cfc54456516ea2519c11d1aa</meta:generator>
    <dc:date>2016-10-26T15:02:15.576000000</dc:date>
    <meta:document-statistic meta:table-count="0" meta:image-count="0" meta:object-count="0" meta:page-count="4" meta:paragraph-count="62" meta:word-count="379" meta:character-count="3186" meta:non-whitespace-character-count="2866"/>
    <meta:user-defined meta:name="Info 1"/>
    <meta:user-defined meta:name="Info 2"/>
    <meta:user-defined meta:name="Info 3"/>
    <meta:user-defined meta:name="Info 4"/>
  </office:meta>
</office:document-meta>
</file>